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d01" officeooo:paragraph-rsid="000d023c"/>
    </style:style>
    <style:style style:name="P2" style:family="paragraph" style:parent-style-name="Standard">
      <style:text-properties officeooo:rsid="000a9d01" officeooo:paragraph-rsid="000de0b8"/>
    </style:style>
    <style:style style:name="P3" style:family="paragraph" style:parent-style-name="Standard">
      <style:text-properties officeooo:rsid="000bf692" officeooo:paragraph-rsid="000de0b8"/>
    </style:style>
    <style:style style:name="P4" style:family="paragraph" style:parent-style-name="Standard">
      <style:text-properties officeooo:rsid="000de0b8" officeooo:paragraph-rsid="000de0b8"/>
    </style:style>
    <style:style style:name="P5" style:family="paragraph" style:parent-style-name="Standard">
      <style:text-properties officeooo:rsid="000de0b8" officeooo:paragraph-rsid="000a9d01"/>
    </style:style>
    <style:style style:name="P6" style:family="paragraph" style:parent-style-name="Standard">
      <style:text-properties officeooo:rsid="000de0b8" officeooo:paragraph-rsid="000de0b8"/>
    </style:style>
    <style:style style:name="P7" style:family="paragraph" style:parent-style-name="Standard">
      <style:text-properties officeooo:rsid="000de0b8" officeooo:paragraph-rsid="00103943"/>
    </style:style>
    <style:style style:name="P8" style:family="paragraph" style:parent-style-name="Standard">
      <style:text-properties officeooo:rsid="000a9d01" officeooo:paragraph-rsid="000de0b8"/>
    </style:style>
    <style:style style:name="P9" style:family="paragraph" style:parent-style-name="Standard">
      <style:text-properties officeooo:rsid="000a9d01" officeooo:paragraph-rsid="00103943"/>
    </style:style>
    <style:style style:name="T1" style:family="text">
      <style:text-properties officeooo:rsid="000bf692"/>
    </style:style>
    <style:style style:name="T2" style:family="text">
      <style:text-properties officeooo:rsid="000d023c"/>
    </style:style>
    <style:style style:name="T3" style:family="text">
      <style:text-properties officeooo:rsid="000de0b8"/>
    </style:style>
    <style:style style:name="T4" style:family="text">
      <style:text-properties officeooo:rsid="001004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wizard inlezen, <text:span text:style-name="T4">alle columns meteen tonen</text:span>, <text:span text:style-name="T3">meerdere bestanden</text:span> →<text:span text:style-name="T2"> Paul</text:span></text:p>
      <text:p text:style-name="P2">box-plot →<text:span text:style-name="T2"> Chris</text:span></text:p>
      <text:p text:style-name="P2"/>
      <text:p text:style-name="P4">Weekend</text:p>
      <text:p text:style-name="P7">Joins(right/left) → Jens</text:p>
      <text:p text:style-name="P2">Null values →<text:span text:style-name="T2"> Louis</text:span></text:p>
      <text:p text:style-name="P2">union, werkend →<text:span text:style-name="T2"> Boudewijn/Jens</text:span></text:p>
      <text:p text:style-name="P1">Datum computations →<text:span text:style-name="T2"> Boudewijn</text:span></text:p>
      <text:p text:style-name="P2">state transition matrix →<text:span text:style-name="T2"> Chris</text:span></text:p>
      <text:p text:style-name="P2">Codes in table view →<text:span text:style-name="T2"> Paul/Chris</text:span></text:p>
      <text:p text:style-name="P2">specifieke table opslaan →<text:span text:style-name="T2"> Jens</text:span></text:p>
      <text:p text:style-name="P1"/>
      <text:p text:style-name="P4">Dinsdag</text:p>
      <text:p text:style-name="P1"/>
      <text:p text:style-name="P9">Connections →<text:span text:style-name="T2"> Jens</text:span></text:p>
      <text:p text:style-name="P2">Functies parser, group by →<text:span text:style-name="T2"> Boudewijn</text:span></text:p>
      <text:p text:style-name="P1">formats →<text:span text:style-name="T1"> ook in view → Paul</text:span></text:p>
      <text:p text:style-name="P2">UI parse errors →<text:span text:style-name="T2"> Boudewijn voor de parser exceptions</text:span></text:p>
      <text:p text:style-name="P3">sort process →<text:span text:style-name="T3"> Louis</text:span></text:p>
      <text:p text:style-name="P3"/>
      <text:p text:style-name="P4">Woensdag</text:p>
      <text:p text:style-name="P4"/>
      <text:p text:style-name="P9">column filter →<text:span text:style-name="T2"> Jens</text:span></text:p>
      <text:p text:style-name="P2">wizard <text:s/>weg schrijven →<text:span text:style-name="T3"> Chris</text:span></text:p>
      <text:p text:style-name="P9">comparison →<text:span text:style-name="T2"> Louis</text:span></text:p>
      <text:p text:style-name="P9"/>
      <text:p text:style-name="P4">Donderdag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09:42:08.863144608</meta:creation-date>
    <dc:date>2015-06-08T10:21:56.703832514</dc:date>
    <meta:editing-duration>PT39M48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1" meta:paragraph-count="21" meta:word-count="89" meta:character-count="536" meta:non-whitespace-character-count="467"/>
  </office:meta>
</office:document-meta>
</file>